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966in" fo:margin-left="0.0194in" fo:margin-top="0in" fo:margin-bottom="0in" style:page-number="auto" fo:break-before="page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Table2" style:family="table">
      <style:table-properties style:width="5.8257in" table:align="margins" style:writing-mode="lr-tb"/>
    </style:style>
    <style:style style:name="Table2.A" style:family="table-column">
      <style:table-column-properties style:column-width="0.6861in" style:rel-column-width="988*"/>
    </style:style>
    <style:style style:name="Table2.B" style:family="table-column">
      <style:table-column-properties style:column-width="1.8139in" style:rel-column-width="2612*"/>
    </style:style>
    <style:style style:name="Table2.C" style:family="table-column">
      <style:table-column-properties style:column-width="0.8771in" style:rel-column-width="1263*"/>
    </style:style>
    <style:style style:name="Table2.D" style:family="table-column">
      <style:table-column-properties style:column-width="2.4486in" style:rel-column-width="352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0pt" officeooo:rsid="00b438bf" officeooo:paragraph-rsid="004248c6" style:font-size-asian="10pt" style:font-size-complex="10pt"/>
    </style:style>
    <style:style style:name="P2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3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4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5" style:family="paragraph" style:parent-style-name="Standard">
      <style:paragraph-properties fo:line-height="100%"/>
      <style:text-properties officeooo:rsid="0030f4a0" officeooo:paragraph-rsid="0030f4a0"/>
    </style:style>
    <style:style style:name="P6" style:family="paragraph" style:parent-style-name="Standard">
      <style:paragraph-properties fo:line-height="100%"/>
      <style:text-properties fo:font-size="10pt" officeooo:rsid="00c7d7c1" officeooo:paragraph-rsid="00c7d7c1" style:font-size-asian="10pt" style:font-size-complex="10pt"/>
    </style:style>
    <style:style style:name="P7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c7d7c1" officeooo:paragraph-rsid="00c7d7c1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line-height="100%"/>
      <style:text-properties officeooo:paragraph-rsid="00c7d7c1"/>
    </style:style>
    <style:style style:name="P9" style:family="paragraph" style:parent-style-name="Standard">
      <style:paragraph-properties fo:line-height="100%"/>
      <style:text-properties officeooo:paragraph-rsid="00c8ae51"/>
    </style:style>
    <style:style style:name="P10" style:family="paragraph" style:parent-style-name="Standard">
      <style:paragraph-properties fo:line-height="100%"/>
      <style:text-properties fo:color="#ffffff" fo:font-size="10pt" officeooo:rsid="00c7d7c1" officeooo:paragraph-rsid="00c7d7c1" fo:background-color="#666666" style:font-size-asian="10pt" style:font-size-complex="10pt"/>
    </style:style>
    <style:style style:name="P11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fo:color="#ff0000" fo:font-size="10pt" fo:font-style="normal" fo:font-weight="normal" officeooo:rsid="00c7d7c1" officeooo:paragraph-rsid="00c7d7c1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color="#ff0000" fo:font-size="10pt" fo:font-style="normal" fo:font-weight="normal" officeooo:rsid="00cbeab6" officeooo:paragraph-rsid="00cbeab6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line-height="100%"/>
      <style:text-properties officeooo:rsid="00ca08d2" officeooo:paragraph-rsid="00ca08d2"/>
    </style:style>
    <style:style style:name="P14" style:family="paragraph" style:parent-style-name="Standard">
      <style:paragraph-properties fo:line-height="100%"/>
      <style:text-properties officeooo:rsid="00cbeab6" officeooo:paragraph-rsid="00cbeab6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/>
      </style:paragraph-properties>
      <style:text-properties style:font-name="Arial1" fo:font-size="10pt" fo:font-weight="normal" officeooo:rsid="00c8ae51" officeooo:paragraph-rsid="00c8ae51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Arial1" fo:font-size="10pt" officeooo:rsid="00c8ae51" officeooo:paragraph-rsid="00c8ae51" style:font-size-asian="10pt" style:font-size-complex="10pt"/>
    </style:style>
    <style:style style:name="P17" style:family="paragraph" style:parent-style-name="Table_20_Heading">
      <style:text-properties style:font-name="Arial1" fo:font-size="10pt" fo:font-weight="bold" officeooo:rsid="00c8ae51" officeooo:paragraph-rsid="00c8ae51" style:font-size-asian="10pt" style:font-weight-asian="bold" style:font-size-complex="10pt" style:font-weight-complex="bold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4248c6" style:font-size-asian="10pt" style:font-size-complex="10pt"/>
    </style:style>
    <style:style style:name="T3" style:family="text">
      <style:text-properties fo:font-size="10pt" officeooo:rsid="00617772" style:font-size-asian="10pt" style:font-size-complex="10pt"/>
    </style:style>
    <style:style style:name="T4" style:family="text">
      <style:text-properties fo:font-size="10pt" officeooo:rsid="00c7d7c1" style:font-size-asian="10pt" style:font-size-complex="10pt"/>
    </style:style>
    <style:style style:name="T5" style:family="text">
      <style:text-properties fo:font-size="10pt" officeooo:rsid="00c8ae51" style:font-size-asian="10pt" style:font-size-complex="10pt"/>
    </style:style>
    <style:style style:name="T6" style:family="text">
      <style:text-properties officeooo:rsid="0029ce57"/>
    </style:style>
    <style:style style:name="T7" style:family="text">
      <style:text-properties style:font-name="Arial1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5"><text:span text:style-name="T3">Ex</text:span><text:span text:style-name="T4">1</text:span><text:span text:style-name="T3">_</text:span><text:span text:style-name="T1">1 </text:span><text:span text:style-name="T4">DATE &amp; TIM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">Challenge</text:span> </text:p>
          </table:table-cell>
          <table:table-cell table:style-name="Table1.B2" office:value-type="string">
            <text:p text:style-name="P6">Learn about Date &amp; Time using the resources listed in the narrative and then use what you learned to complete the exercise.</text:p>
          </table:table-cell>
        </table:table-row>
        <table:table-row table:style-name="Table1.1">
          <table:table-cell table:style-name="Table1.A3" office:value-type="string">
            <text:p text:style-name="P4">Prereqs</text:p>
          </table:table-cell>
          <table:table-cell table:style-name="Table1.B4" office:value-type="string">
            <text:p text:style-name="P1">Internet access, Connectivity to the CTF server </text:p>
          </table:table-cell>
        </table:table-row>
        <table:table-row table:style-name="Table1.1">
          <table:table-cell table:style-name="Table1.A3" office:value-type="string">
            <text:p text:style-name="P4">Narrative</text:p>
          </table:table-cell>
          <table:table-cell table:style-name="Table1.B4" office:value-type="string">
            <text:p text:style-name="P8"><text:span text:style-name="T4">System time is the computer's notion of passing time. <text:s/>It is measured, typically, as a count of ticks since an arbitrary date, called the epoch. <text:s/>Different Operating Systems have different methods of retrieving and measuring time with varying accuracy.</text:span></text:p>
            <text:p text:style-name="P8"><text:span text:style-name="T4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header-rows>
                <table:table-row>
                  <table:table-cell table:style-name="Table2.A1" office:value-type="string">
                    <text:p text:style-name="P17">OS</text:p>
                  </table:table-cell>
                  <table:table-cell table:style-name="Table2.A1" office:value-type="string">
                    <text:p text:style-name="P17">Command</text:p>
                  </table:table-cell>
                  <table:table-cell table:style-name="Table2.A1" office:value-type="string">
                    <text:p text:style-name="P17">Resolution</text:p>
                  </table:table-cell>
                  <table:table-cell table:style-name="Table2.D1" office:value-type="string">
                    <text:p text:style-name="P17">Epoch or range</text:p>
                  </table:table-cell>
                </table:table-row>
              </table:table-header-rows>
              <table:table-row>
                <table:table-cell table:style-name="Table2.A2" office:value-type="string">
                  <text:p text:style-name="P16">BIOS</text:p>
                </table:table-cell>
                <table:table-cell table:style-name="Table2.A2" office:value-type="string">
                  <text:p text:style-name="P16">e.g. INT 1Ah, AH=00h</text:p>
                </table:table-cell>
                <table:table-cell table:style-name="Table2.A2" office:value-type="string">
                  <text:p text:style-name="P16">54.931 ms</text:p>
                </table:table-cell>
                <table:table-cell table:style-name="Table2.D2" office:value-type="string">
                  <text:p text:style-name="P16">Midnight of current day</text:p>
                </table:table-cell>
              </table:table-row>
              <table:table-row>
                <table:table-cell table:style-name="Table2.A2" office:value-type="string">
                  <text:p text:style-name="P16">Unix</text:p>
                </table:table-cell>
                <table:table-cell table:style-name="Table2.A2" office:value-type="string">
                  <text:p text:style-name="P16">e.g. date</text:p>
                </table:table-cell>
                <table:table-cell table:style-name="Table2.A2" office:value-type="string">
                  <text:p text:style-name="P16">1 s</text:p>
                </table:table-cell>
                <table:table-cell table:style-name="Table2.D2" office:value-type="string">
                  <text:p text:style-name="P16">1 Jan 1970 to 19 Jan 2038</text:p>
                </table:table-cell>
              </table:table-row>
              <table:table-row>
                <table:table-cell table:style-name="Table2.A2" office:value-type="string">
                  <text:p text:style-name="P16">Windows</text:p>
                </table:table-cell>
                <table:table-cell table:style-name="Table2.A2" office:value-type="string">
                  <text:p text:style-name="P16">e.g. GetSystemTime()</text:p>
                </table:table-cell>
                <table:table-cell table:style-name="Table2.A2" office:value-type="string">
                  <text:p text:style-name="P16">1 ms</text:p>
                </table:table-cell>
                <table:table-cell table:style-name="Table2.D2" office:value-type="string">
                  <text:p text:style-name="P16">1 Jan 1601 to AD 30,828</text:p>
                </table:table-cell>
              </table:table-row>
            </table:table>
            <text:p text:style-name="P15"/>
            <text:p text:style-name="P15">Since the system time is measured as a number of ticks since an epoch, it is not usefully readable by humans. <text:s/>For this reason, it can be converted into calendar time (e.g. 1,000,000,000 translates to 9 September 2001 01:46:40 UT). <text:s/>Various routines exist to handle timezones, day light savings, and leap seconds.</text:p>
            <text:p text:style-name="P15"/>
            <text:p text:style-name="P9"><text:span text:style-name="T4">When the machine is powered off, </text:span><text:span text:style-name="T5">the computer must still maintain an accurate time. <text:s/>To accomplish this,</text:span><text:span text:style-name="T4"> the clock continues to run off of power </text:span><text:span text:style-name="T5">from</text:span><text:span text:style-name="T4"> the CMOS battery. <text:s/></text:span><text:span text:style-name="T5">I</text:span><text:span text:style-name="T4">f the CMOS battery is dead, the clock will cease to function </text:span><text:span text:style-name="T5">on shut down, </text:span><text:span text:style-name="T4">and your time will be </text:span><text:span text:style-name="T5">inaccurate when you power up</text:span><text:span text:style-name="T4">.</text:span></text:p>
            <text:p text:style-name="P9"/>
            <text:p text:style-name="P9"><text:span text:style-name="T5">Resources:</text:span></text:p>
            <text:p text:style-name="P9"><text:a xlink:type="simple" xlink:href="https://en.wikipedia.org/wiki/System_time" text:style-name="Internet_20_link" text:visited-style-name="Visited_20_Internet_20_Link"><text:span text:style-name="T5">https://en.wikipedia.org/wiki/System_time</text:span></text:a></text:p>
            <text:p text:style-name="P9"><text:a xlink:type="simple" xlink:href="https://en.wikipedia.org/wiki/C_date_and_time_functions" text:style-name="Internet_20_link" text:visited-style-name="Visited_20_Internet_20_Link"><text:span text:style-name="T5">https://en.wikipedia.org/wiki/C_date_and_time_functions</text:span></text:a></text:p>
            <text:p text:style-name="P13"><text:a xlink:type="simple" xlink:href="http://www.cplusplus.com/reference/clibrary/ctime/localtime/" text:style-name="Internet_20_link" text:visited-style-name="Visited_20_Internet_20_Link"><text:span text:style-name="T5">www.cplusplus.com/reference/clibrary/ctime/localtime/</text:span></text:a></text:p>
            <text:p text:style-name="P14"><text:a xlink:type="simple" xlink:href="http://www.linuxquestions.org/questions/programming-9/c-code-to-change-date-time-on-linux-707384/" text:style-name="Internet_20_link" text:visited-style-name="Visited_20_Internet_20_Link"><text:span text:style-name="T5">http://www.linuxquestions.org/questions/programming-9/c-code-to-change-date-time-on-linux-707384/</text:span></text:a></text:p>
          </table:table-cell>
        </table:table-row>
        <table:table-row table:style-name="Table1.1">
          <table:table-cell table:style-name="Table1.A1" office:value-type="string">
            <text:p text:style-name="P10">Instructions</text:p>
          </table:table-cell>
          <table:table-cell table:style-name="Table1.B5" office:value-type="string">
            <text:list xml:id="list4305552990955902722" text:style-name="L1">
              <text:list-item>
                <text:p text:style-name="P7">What library do you need to use for datetime functions?</text:p>
                <text:p text:style-name="P11">time.h</text:p>
              </text:list-item>
              <text:list-item>
                <text:p text:style-name="P7">Why is it important to have an accurate system date and time?</text:p>
                <text:p text:style-name="P11">Scheduled tasks rely on date &amp; time to run properly</text:p>
                <text:p text:style-name="P11">Time stamps on files and logs will be incorrect</text:p>
                <text:p text:style-name="P11">Access refusal to various web-based services</text:p>
              </text:list-item>
              <text:list-item>
                <text:p text:style-name="P7">Write a program to get the current system date and change it to 25 Jan 2017.</text:p>
              </text:list-item>
            </text:list>
            <text:p text:style-name="P12">#include &lt;stdio.h&gt;</text:p>
            <text:p text:style-name="P12">#include &lt;string.h&gt;</text:p>
            <text:p text:style-name="P12">#include &lt;stdlib.h&gt;</text:p>
            <text:p text:style-name="P12">#include &lt;time.h&gt;</text:p>
            <text:p text:style-name="P12">#include &lt;sys/time.h&gt;</text:p>
            <text:p text:style-name="P12"/>
            <text:p text:style-name="P12"/>
            <text:p text:style-name="P12">void setDate(const char* dataStr) <text:s/>// format like MMDDYY</text:p>
            <text:p text:style-name="P12">{</text:p>
            <text:p text:style-name="P12"><text:s text:c="2"/>char buf[3] = {0};</text:p>
            <text:p text:style-name="P12"/>
            <text:p text:style-name="P12"><text:s text:c="2"/>strncpy(buf, dataStr + 0, 2);</text:p>
            <text:p text:style-name="P12"><text:s text:c="2"/>unsigned short month = atoi(buf);</text:p>
            <text:p text:style-name="P12"/>
            <text:p text:style-name="P12"><text:s text:c="2"/>strncpy(buf, dataStr + 2, 2);</text:p>
            <text:p text:style-name="P12"><text:s text:c="2"/>unsigned short day = atoi(buf);</text:p>
            <text:p text:style-name="P12"><text:soft-page-break/></text:p>
            <text:p text:style-name="P12"><text:s text:c="2"/>strncpy(buf, dataStr + 4, 2);</text:p>
            <text:p text:style-name="P12"><text:s text:c="2"/>unsigned short year = atoi(buf);</text:p>
            <text:p text:style-name="P12"/>
            <text:p text:style-name="P12"><text:s text:c="2"/>time_t mytime = time(0);</text:p>
            <text:p text:style-name="P12"><text:s text:c="2"/>struct tm* tm_ptr = localtime(&amp;mytime);</text:p>
            <text:p text:style-name="P12"/>
            <text:p text:style-name="P12"><text:s text:c="2"/>if (tm_ptr)</text:p>
            <text:p text:style-name="P12"><text:s text:c="2"/>{</text:p>
            <text:p text:style-name="P12"><text:s text:c="4"/>tm_ptr-&gt;tm_mon <text:s/>= month - 1;</text:p>
            <text:p text:style-name="P12"><text:s text:c="4"/>tm_ptr-&gt;tm_mday = day;</text:p>
            <text:p text:style-name="P12"><text:s text:c="4"/>tm_ptr-&gt;tm_year = year + (2000 - 1900);</text:p>
            <text:p text:style-name="P12"/>
            <text:p text:style-name="P12"><text:s text:c="4"/>const struct timeval tv = {mktime(tm_ptr), 0};</text:p>
            <text:p text:style-name="P12"><text:s text:c="4"/>settimeofday(&amp;tv, 0);</text:p>
            <text:p text:style-name="P12"><text:s text:c="2"/>}</text:p>
            <text:p text:style-name="P12">}</text:p>
            <text:p text:style-name="P12"/>
            <text:p text:style-name="P12">int main(int argc, char** argv)</text:p>
            <text:p text:style-name="P12">{</text:p>
            <text:p text:style-name="P12"><text:s text:c="2"/>if (argc &lt; 1)</text:p>
            <text:p text:style-name="P12"><text:s text:c="2"/>{</text:p>
            <text:p text:style-name="P12"><text:s text:c="4"/>printf("enter a date using the format MMDDYY\n");</text:p>
            <text:p text:style-name="P12"><text:s text:c="4"/>return 1;</text:p>
            <text:p text:style-name="P12"><text:s text:c="2"/>}</text:p>
            <text:p text:style-name="P12"/>
            <text:p text:style-name="P12"><text:s text:c="2"/>setDate(argv[1]);</text:p>
            <text:p text:style-name="P12"/>
            <text:p text:style-name="P12"><text:s text:c="2"/>return 0;</text:p>
            <text:p text:style-name="P12">}</text:p>
            <text:list xml:id="list93656696229915" text:continue-numbering="true" text:style-name="L1">
              <text:list-item>
                <text:p text:style-name="P7">Run your program for the instructor to receive a flag.</text:p>
                <text:p text:style-name="P7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75</meta:editing-cycles>
    <meta:creation-date>2016-06-29T12:46:00</meta:creation-date>
    <dc:date>2017-02-03T09:36:55.914544127</dc:date>
    <meta:editing-duration>PT19H52M34S</meta:editing-duration>
    <meta:generator>LibreOffice/4.3.3.2$Linux_X86_64 LibreOffice_project/430m0$Build-2</meta:generator>
    <dc:creator>michaeld </dc:creator>
    <meta:document-statistic meta:table-count="2" meta:image-count="0" meta:object-count="0" meta:page-count="3" meta:paragraph-count="75" meta:word-count="422" meta:character-count="2712" meta:non-whitespace-character-count="2297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